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3319de"/>
    </style:style>
    <style:style style:name="P2" style:family="paragraph" style:parent-style-name="Text_20_body">
      <style:text-properties officeooo:paragraph-rsid="003777cc"/>
    </style:style>
    <style:style style:name="P3" style:family="paragraph" style:parent-style-name="Text_20_body">
      <style:text-properties fo:font-weight="normal" officeooo:paragraph-rsid="003777cc" style:font-weight-asian="normal" style:font-weight-complex="normal"/>
    </style:style>
    <style:style style:name="P4" style:family="paragraph" style:parent-style-name="Text_20_body">
      <style:text-properties officeooo:paragraph-rsid="005234e8"/>
    </style:style>
    <style:style style:name="P5" style:family="paragraph" style:parent-style-name="Text_20_body">
      <style:text-properties officeooo:paragraph-rsid="003dc94d"/>
    </style:style>
    <style:style style:name="P6" style:family="paragraph" style:parent-style-name="Text_20_body">
      <style:text-properties officeooo:paragraph-rsid="00142dd1"/>
    </style:style>
    <style:style style:name="P7" style:family="paragraph" style:parent-style-name="Text_20_body">
      <style:text-properties style:text-line-through-style="solid" style:text-line-through-type="single" officeooo:paragraph-rsid="00142dd1"/>
    </style:style>
    <style:style style:name="P8" style:family="paragraph" style:parent-style-name="Text_20_body">
      <style:text-properties officeooo:paragraph-rsid="00577a91"/>
    </style:style>
    <style:style style:name="P9" style:family="paragraph" style:parent-style-name="Text_20_body">
      <style:text-properties officeooo:paragraph-rsid="005d50f5"/>
    </style:style>
    <style:style style:name="P10" style:family="paragraph" style:parent-style-name="Standard">
      <style:paragraph-properties fo:margin-top="0in" fo:margin-bottom="0.1in" style:contextual-spacing="false"/>
      <style:text-properties officeooo:paragraph-rsid="001d3ef7"/>
    </style:style>
    <style:style style:name="P11" style:family="paragraph" style:parent-style-name="Standard">
      <style:paragraph-properties fo:margin-top="0in" fo:margin-bottom="0.1in" style:contextual-spacing="false"/>
      <style:text-properties officeooo:paragraph-rsid="006014f3"/>
    </style:style>
    <style:style style:name="P12" style:family="paragraph" style:parent-style-name="Text_20_body">
      <style:text-properties officeooo:paragraph-rsid="0053ce06"/>
    </style:style>
    <style:style style:name="P13" style:family="paragraph" style:parent-style-name="Text_20_body">
      <style:text-properties officeooo:paragraph-rsid="001cce98"/>
    </style:style>
    <style:style style:name="P14" style:family="paragraph" style:parent-style-name="Text_20_body">
      <style:text-properties officeooo:rsid="004f50e7" officeooo:paragraph-rsid="001cce98"/>
    </style:style>
    <style:style style:name="P15" style:family="paragraph" style:parent-style-name="Text_20_body">
      <style:text-properties officeooo:paragraph-rsid="00165486"/>
    </style:style>
    <style:style style:name="P16" style:family="paragraph" style:parent-style-name="Text_20_body">
      <style:text-properties fo:font-style="italic" officeooo:paragraph-rsid="00142dd1" style:font-style-asian="italic" style:font-style-complex="italic"/>
    </style:style>
    <style:style style:name="P17" style:family="paragraph" style:parent-style-name="Text_20_body">
      <style:text-properties officeooo:paragraph-rsid="001d3ef7"/>
    </style:style>
    <style:style style:name="P18" style:family="paragraph" style:parent-style-name="Text_20_body">
      <style:text-properties officeooo:paragraph-rsid="005d6d14"/>
    </style:style>
    <style:style style:name="P19" style:family="paragraph" style:parent-style-name="Text_20_body">
      <style:text-properties officeooo:paragraph-rsid="0047c0e3"/>
    </style:style>
    <style:style style:name="P20" style:family="paragraph" style:parent-style-name="Text_20_body">
      <style:text-properties officeooo:paragraph-rsid="0042c073"/>
    </style:style>
    <style:style style:name="P21" style:family="paragraph" style:parent-style-name="Text_20_body">
      <style:text-properties style:text-line-through-style="solid" style:text-line-through-type="single" officeooo:paragraph-rsid="0042c073"/>
    </style:style>
    <style:style style:name="P22" style:family="paragraph" style:parent-style-name="Text_20_body">
      <style:text-properties officeooo:paragraph-rsid="003f9b7e"/>
    </style:style>
    <style:style style:name="P23" style:family="paragraph" style:parent-style-name="Text_20_body">
      <style:text-properties officeooo:paragraph-rsid="0023aca0"/>
    </style:style>
    <style:style style:name="P24" style:family="paragraph" style:parent-style-name="Text_20_body">
      <style:text-properties officeooo:paragraph-rsid="0015eac8"/>
    </style:style>
    <style:style style:name="P25" style:family="paragraph" style:parent-style-name="Text_20_body">
      <style:text-properties officeooo:paragraph-rsid="005b0d8b"/>
    </style:style>
    <style:style style:name="P26" style:family="paragraph" style:parent-style-name="Text_20_body">
      <style:text-properties officeooo:paragraph-rsid="002a6965"/>
    </style:style>
    <style:style style:name="P27" style:family="paragraph" style:parent-style-name="Text_20_body">
      <style:text-properties officeooo:paragraph-rsid="005570d3"/>
    </style:style>
    <style:style style:name="P28" style:family="paragraph" style:parent-style-name="Standard">
      <style:text-properties officeooo:paragraph-rsid="00142dd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3777cc"/>
    </style:style>
    <style:style style:name="T5" style:family="text">
      <style:text-properties officeooo:rsid="00142dd1"/>
    </style:style>
    <style:style style:name="T6" style:family="text">
      <style:text-properties fo:font-weight="normal" officeooo:rsid="0015eac8" style:font-weight-asian="normal" style:font-weight-complex="normal"/>
    </style:style>
    <style:style style:name="T7" style:family="text">
      <style:text-properties fo:font-weight="normal" officeooo:rsid="002a1a48" style:font-weight-asian="normal" style:font-weight-complex="normal"/>
    </style:style>
    <style:style style:name="T8" style:family="text">
      <style:text-properties fo:font-weight="normal" officeooo:rsid="00142dd1" style:font-weight-asian="normal" style:font-weight-complex="normal"/>
    </style:style>
    <style:style style:name="T9" style:family="text">
      <style:text-properties fo:font-style="normal" fo:font-weight="bold" officeooo:rsid="004a908b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weight="bold" officeooo:rsid="003dc94d" style:font-weight-asian="bold" style:font-weight-complex="bold"/>
    </style:style>
    <style:style style:name="T12" style:family="text">
      <style:text-properties fo:font-weight="normal" officeooo:rsid="003dc94d" style:font-weight-asian="normal" style:font-weight-complex="normal"/>
    </style:style>
    <style:style style:name="T13" style:family="text">
      <style:text-properties officeooo:rsid="003dc94d"/>
    </style:style>
    <style:style style:name="T14" style:family="text">
      <style:text-properties style:text-line-through-style="solid" style:text-line-through-type="single"/>
    </style:style>
    <style:style style:name="T15" style:family="text">
      <style:text-properties fo:font-weight="bold" officeooo:rsid="005217b9" style:font-weight-asian="bold" style:font-weight-complex="bold"/>
    </style:style>
    <style:style style:name="T16" style:family="text">
      <style:text-properties officeooo:rsid="005217b9"/>
    </style:style>
    <style:style style:name="T17" style:family="text">
      <style:text-properties fo:font-weight="normal" officeooo:rsid="005217b9" style:font-weight-asian="normal" style:font-weight-complex="normal"/>
    </style:style>
    <style:style style:name="T18" style:family="text">
      <style:text-properties fo:font-weight="normal" officeooo:rsid="0133a082" style:font-weight-asian="normal" style:font-weight-complex="normal"/>
    </style:style>
    <style:style style:name="T19" style:family="text">
      <style:text-properties fo:font-weight="normal" officeooo:rsid="005631cf" style:font-weight-asian="normal" style:font-weight-complex="normal"/>
    </style:style>
    <style:style style:name="T20" style:family="text">
      <style:text-properties fo:font-weight="normal" officeooo:rsid="0134990f" style:font-weight-asian="normal" style:font-weight-complex="normal"/>
    </style:style>
    <style:style style:name="T21" style:family="text">
      <style:text-properties fo:language="ru" fo:country="RU" fo:font-weight="normal" officeooo:rsid="0133a082" style:font-weight-asian="normal" style:font-weight-complex="normal"/>
    </style:style>
    <style:style style:name="T22" style:family="text">
      <style:text-properties fo:font-weight="normal" officeooo:rsid="005234e8" style:font-weight-asian="normal" style:font-weight-complex="normal"/>
    </style:style>
    <style:style style:name="T23" style:family="text">
      <style:text-properties fo:font-weight="normal" officeooo:rsid="001d3ef7" style:font-weight-asian="normal" style:font-weight-complex="normal"/>
    </style:style>
    <style:style style:name="T24" style:family="text">
      <style:text-properties officeooo:rsid="0179e6b8"/>
    </style:style>
    <style:style style:name="T25" style:family="text">
      <style:text-properties officeooo:rsid="005934b4"/>
    </style:style>
    <style:style style:name="T26" style:family="text">
      <style:text-properties officeooo:rsid="0059b399"/>
    </style:style>
    <style:style style:name="T27" style:family="text">
      <style:text-properties fo:language="en" fo:country="US" fo:font-weight="bold" officeooo:rsid="002bd875" style:font-weight-asian="bold" style:font-weight-complex="bold"/>
    </style:style>
    <style:style style:name="T28" style:family="text">
      <style:text-properties fo:language="en" fo:country="US" officeooo:rsid="002bd875"/>
    </style:style>
    <style:style style:name="T29" style:family="text">
      <style:text-properties officeooo:rsid="0028ea15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officeooo:rsid="002d9dff" style:font-style-asian="normal" style:font-style-complex="normal"/>
    </style:style>
    <style:style style:name="T33" style:family="text">
      <style:text-properties officeooo:rsid="004f50e7"/>
    </style:style>
    <style:style style:name="T34" style:family="text">
      <style:text-properties officeooo:rsid="001cce98"/>
    </style:style>
    <style:style style:name="T35" style:family="text">
      <style:text-properties officeooo:rsid="0011b1d0"/>
    </style:style>
    <style:style style:name="T36" style:family="text">
      <style:text-properties fo:font-weight="normal" officeooo:rsid="001cce98" style:font-weight-asian="normal" style:font-weight-complex="normal"/>
    </style:style>
    <style:style style:name="T37" style:family="text">
      <style:text-properties fo:font-style="normal" officeooo:rsid="0011b1d0" style:font-style-asian="normal" style:font-style-complex="normal"/>
    </style:style>
    <style:style style:name="T38" style:family="text">
      <style:text-properties officeooo:rsid="005d6d14"/>
    </style:style>
    <style:style style:name="T39" style:family="text">
      <style:text-properties fo:language="en" fo:country="US"/>
    </style:style>
    <style:style style:name="T40" style:family="text">
      <style:text-properties fo:language="ru" fo:country="RU" officeooo:rsid="001d3ef7"/>
    </style:style>
    <style:style style:name="T41" style:family="text">
      <style:text-properties fo:language="en" fo:country="US" officeooo:rsid="001cce98"/>
    </style:style>
    <style:style style:name="T42" style:family="text">
      <style:text-properties officeooo:rsid="0047c0e3"/>
    </style:style>
    <style:style style:name="T43" style:family="text">
      <style:text-properties style:text-line-through-style="solid" style:text-line-through-type="single" fo:language="en" fo:country="US" officeooo:rsid="0042c073"/>
    </style:style>
    <style:style style:name="T44" style:family="text">
      <style:text-properties style:text-line-through-style="solid" style:text-line-through-type="single" fo:language="ru" fo:country="RU" fo:font-weight="bold" officeooo:rsid="0042c073" style:font-weight-asian="bold" style:font-weight-complex="bold"/>
    </style:style>
    <style:style style:name="T45" style:family="text">
      <style:text-properties style:text-line-through-style="solid" style:text-line-through-type="single" fo:language="ru" fo:country="RU" fo:font-weight="bold" officeooo:rsid="0025c176" style:font-weight-asian="bold" style:font-weight-complex="bold"/>
    </style:style>
    <style:style style:name="T46" style:family="text">
      <style:text-properties style:text-line-through-style="solid" style:text-line-through-type="single" fo:language="ru" fo:country="RU" fo:font-weight="bold" officeooo:rsid="005217b9" style:font-weight-asian="bold" style:font-weight-complex="bold"/>
    </style:style>
    <style:style style:name="T47" style:family="text">
      <style:text-properties style:text-line-through-style="solid" style:text-line-through-type="single" fo:language="en" fo:country="US" fo:font-weight="bold" officeooo:rsid="0042c073" style:font-weight-asian="bold" style:font-weight-complex="bold"/>
    </style:style>
    <style:style style:name="T48" style:family="text">
      <style:text-properties style:text-line-through-style="solid" style:text-line-through-type="single" fo:language="ru" fo:country="RU" officeooo:rsid="0025c176"/>
    </style:style>
    <style:style style:name="T49" style:family="text">
      <style:text-properties style:text-line-through-style="solid" style:text-line-through-type="single" fo:language="ru" fo:country="RU" officeooo:rsid="0042c073"/>
    </style:style>
    <style:style style:name="T50" style:family="text">
      <style:text-properties style:text-line-through-style="solid" style:text-line-through-type="single" officeooo:rsid="00444521"/>
    </style:style>
    <style:style style:name="T51" style:family="text">
      <style:text-properties officeooo:rsid="0042c073"/>
    </style:style>
    <style:style style:name="T52" style:family="text">
      <style:text-properties style:text-line-through-style="solid" style:text-line-through-type="single" fo:language="en" fo:country="US" officeooo:rsid="003f9b7e"/>
    </style:style>
    <style:style style:name="T53" style:family="text">
      <style:text-properties style:text-line-through-style="solid" style:text-line-through-type="single" fo:font-weight="bold" officeooo:rsid="003d3dd4" style:font-weight-asian="bold" style:font-weight-complex="bold"/>
    </style:style>
    <style:style style:name="T54" style:family="text">
      <style:text-properties style:text-line-through-style="solid" style:text-line-through-type="single" fo:language="en" fo:country="US" fo:font-weight="bold" officeooo:rsid="003d3dd4" style:font-weight-asian="bold" style:font-weight-complex="bold"/>
    </style:style>
    <style:style style:name="T55" style:family="text">
      <style:text-properties style:text-line-through-style="solid" style:text-line-through-type="single" fo:font-weight="bold" style:font-weight-asian="bold" style:font-weight-complex="bold"/>
    </style:style>
    <style:style style:name="T56" style:family="text">
      <style:text-properties style:text-line-through-style="solid" style:text-line-through-type="single" officeooo:rsid="003d3dd4"/>
    </style:style>
    <style:style style:name="T57" style:family="text">
      <style:text-properties style:text-line-through-style="solid" style:text-line-through-type="single" officeooo:rsid="0042c073"/>
    </style:style>
    <style:style style:name="T58" style:family="text">
      <style:text-properties officeooo:rsid="003b458a"/>
    </style:style>
    <style:style style:name="T59" style:family="text">
      <style:text-properties officeooo:rsid="002a6965"/>
    </style:style>
    <style:style style:name="T60" style:family="text">
      <style:text-properties fo:font-weight="normal" officeooo:rsid="0021269d" style:font-weight-asian="normal" style:font-weight-complex="normal"/>
    </style:style>
    <style:style style:name="T61" style:family="text">
      <style:text-properties fo:font-weight="bold" officeooo:rsid="0021be8a" style:font-weight-asian="bold" style:font-weight-complex="bold"/>
    </style:style>
    <style:style style:name="T62" style:family="text">
      <style:text-properties fo:font-weight="bold" officeooo:rsid="0150e68a" style:font-weight-asian="bold" style:font-weight-complex="bold"/>
    </style:style>
    <style:style style:name="T63" style:family="text">
      <style:text-properties fo:font-weight="normal" officeooo:rsid="0150e68a" style:font-weight-asian="normal" style:font-weight-complex="normal"/>
    </style:style>
    <style:style style:name="T64" style:family="text">
      <style:text-properties fo:font-weight="bold" officeooo:rsid="002a6965" style:font-weight-asian="bold" style:font-weight-complex="bold"/>
    </style:style>
    <style:style style:name="T65" style:family="text">
      <style:text-properties fo:font-weight="normal" officeooo:rsid="002a6965" style:font-weight-asian="normal" style:font-weight-complex="normal"/>
    </style:style>
    <style:style style:name="T66" style:family="text">
      <style:text-properties fo:font-weight="normal" officeooo:rsid="0095cb55" style:font-weight-asian="normal" style:font-weight-complex="normal"/>
    </style:style>
    <style:style style:name="T67" style:family="text">
      <style:text-properties fo:font-weight="normal" officeooo:rsid="00961537" style:font-weight-asian="normal" style:font-weight-complex="normal"/>
    </style:style>
    <style:style style:name="T68" style:family="text">
      <style:text-properties fo:font-weight="normal" officeooo:rsid="0084086b" style:font-weight-asian="normal" style:font-weight-complex="normal"/>
    </style:style>
    <style:style style:name="T69" style:family="text">
      <style:text-properties fo:font-weight="bold" officeooo:rsid="0050ecac" style:font-weight-asian="bold" style:font-weight-complex="bold"/>
    </style:style>
    <style:style style:name="T70" style:family="text">
      <style:text-properties fo:font-weight="normal" officeooo:rsid="0050ecac" style:font-weight-asian="normal" style:font-weight-complex="normal"/>
    </style:style>
    <style:style style:name="T71" style:family="text">
      <style:text-properties fo:language="ru" fo:country="RU" fo:font-weight="normal" officeooo:rsid="01318900" style:font-weight-asian="normal" style:font-weight-complex="normal"/>
    </style:style>
    <style:style style:name="T72" style:family="text">
      <style:text-properties fo:font-weight="normal" officeooo:rsid="01318900" style:font-weight-asian="normal" style:font-weight-complex="normal"/>
    </style:style>
    <style:style style:name="T73" style:family="text">
      <style:text-properties officeooo:rsid="006365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FLUX (Flexible Linear Unified Execution) — </text:span><text:span text:style-name="Strong_20_Emphasis"><text:span text:style-name="T1">Методология гибкого, линейного и унифицированного исполнения. </text:span></text:span><text:span text:style-name="T1">Описывается как универсальная система принятия решений и самоконтроля.</text:span></text:p>
      <text:p text:style-name="P2"><text:span text:style-name="T2">SMILE (Systemic Management for Innovation, Loyalty &amp; Efficiency) —</text:span><text:span text:style-name="Strong_20_Emphasis"> </text:span><text:span text:style-name="T3">Улыбка</text:span> — как корпоративный стандарт поведения и мышления.</text:p>
      <text:p text:style-name="P2"><text:span text:style-name="Strong_20_Emphasis">SLA (Synced Liability Architecture)</text:span> — <text:span text:style-name="Emphasis">Синхронизированная Архитектура Ответственности. </text:span>Концепция распределения когнитивной, юридической и операционной ответственности между корпоративными и внешне-государственными субъектами в рамках процедур экстернализации. SLA поддерживает плавную передачу активов, решений и рисков без потери доверительной прозрачности и с сохранением мета-согласованности интересов в когнитивном поле. </text:p>
      <text:p text:style-name="P3"><text:span text:style-name="Strong_20_Emphasis">PATH (Productive Adaptive Thought Harmony)</text:span> — <text:span text:style-name="Emphasis">Гармония продуктивного адаптивного мышления. </text:span>Государственно-корпоративная методология формирования устойчивых, предсказуемых и <text:span text:style-name="T4">этически-</text:span>синхронизированных моделей мышления, внедряемая с детства. Поддерживается через регулярные ментор-сессии, кураторские чат-повестки, систему нейротрекинга и индивидуальные корректоры когнитивного вектора. Цель — обеспечить когнитивную совместимость индивидов с задачами цифровой экономики, сократить отклонения от продуктивного мышления и усилить эмпатическую интеграцию с коллективной синореальностью.</text:p>
      <text:p text:style-name="P2"><text:span text:style-name="Strong_20_Emphasis">Актор (Actor) </text:span><text:span text:style-name="Strong_20_Emphasis"><text:span text:style-name="T5">— </text:span></text:span><text:span text:style-name="Strong_20_Emphasis"><text:span text:style-name="T6">т</text:span></text:span><text:span text:style-name="Strong_20_Emphasis"><text:span text:style-name="T1">ермин для обозначения активного участника социальных или цифровых процессов </text:span></text:span><text:span text:style-name="Strong_20_Emphasis"><text:span text:style-name="T7">в Синаспейсе</text:span></text:span><text:span text:style-name="Strong_20_Emphasis"><text:span text:style-name="T1">. Используется в формальных контекстах или при подчеркивании роли и ответственности в рамках мира.</text:span></text:span></text:p>
      <text:p text:style-name="P4"><text:span text:style-name="Strong_20_Emphasis">Верхний город </text:span><text:span text:style-name="Strong_20_Emphasis"><text:span text:style-name="T8">—</text:span></text:span><text:span text:style-name="Strong_20_Emphasis"><text:span text:style-name="T1"> Платформа, расположенная над историческим центром и старыми кварталами. Служит ядром современной городской жизни, соединяя кластеры на высоте.</text:span></text:span></text:p>
      <text:p text:style-name="P2"><text:span text:style-name="Emphasis"><text:span text:style-name="T9">Десинкрастия </text:span></text:span><text:span text:style-name="Emphasis"><text:span text:style-name="T10">(Desynchrastia)</text:span></text:span> — тревожное расстройство, вызванное навязчивым страхом выпадения из синореального потока, задержки при подключении, сбоя проекции или падения рейтинга в Сина-топе. Может проявляться в виде обсессивных проверок соединения, чрезмерной подготовки к подключениям и предсинхронной паники. Чаще наблюдается у пользователей с низким фильтром эмоциональной гибкости или повышенной эмпатической чувствительностью. </text:p>
      <text:p text:style-name="P5"><text:span text:style-name="Strong_20_Emphasis"><text:span text:style-name="T11">Дефрейм</text:span></text:span><text:span text:style-name="Strong_20_Emphasis"><text:span text:style-name="T12"> </text:span></text:span><text:span text:style-name="Strong_20_Emphasis"><text:span text:style-name="T13">(</text:span></text:span><text:span text:style-name="Strong_20_Emphasis">дефрейминг; от англ. de-frame — «выйти из рамки»</text:span><text:span text:style-name="Strong_20_Emphasis"><text:span text:style-name="T13">) </text:span></text:span><text:span text:style-name="Strong_20_Emphasis"><text:span text:style-name="T5">— </text:span></text:span><text:span text:style-name="Strong_20_Emphasis"><text:span text:style-name="T1">Процесс частичного выхода из когнитивной реальности (CR) с активацией физического тела и включением внешнего сенсорного канала. Не подразумевает полной десинхронизации с Synasync — </text:span></text:span><text:span text:style-name="Strong_20_Emphasis"><text:span text:style-name="T12">(С)</text:span></text:span><text:span text:style-name="Strong_20_Emphasis"><text:span text:style-name="T1">инореальность продолжает функционировать на фоне. </text:span></text:span></text:p>
      <text:p text:style-name="P6"><text:span text:style-name="Strong_20_Emphasis"><text:span text:style-name="T14">Западно-Китайский кластер (ЗКК)</text:span></text:span><text:span text:style-name="T14"> — геополитический термин для региона, включающего части бывшей России, Средней Азии и западного Китая, контролируемого китайскими квази-государственными структурами. Характеризуется нестабильностью, конфликтами между локальными феодалами и постепенной интеграцией в китайскую экономическую и политическую сферу.</text:span></text:p>
      <text:p text:style-name="P7"/>
      <text:p text:style-name="P8"><text:span text:style-name="Strong_20_Emphasis"><text:span text:style-name="T15"/></text:span></text:p>
      <text:p text:style-name="P9"><text:soft-page-break/><text:span text:style-name="Strong_20_Emphasis"><text:span text:style-name="T15">Докогнитивная эра </text:span></text:span><text:span text:style-name="Strong_20_Emphasis"><text:span text:style-name="T16">— </text:span></text:span><text:span text:style-name="Strong_20_Emphasis"><text:span text:style-name="T1">Архаичный исторический период, предшествующий Когнитивной эре. Характеризуется примитивным взаимодействием человека с устройствами через физические интерфейсы (клавиатуры, экраны), неконтролируемым распространением данных (интернет), а также устаревшими формами мышления: логическим, творческим, философским.<text:line-break/>В культуре Когнитивной эры докогнитивное наследие изучается избирательно — преимущественно в виде аномалий, культурных архетипов и кейсов «провалов управления». </text:span></text:span></text:p>
      <text:p text:style-name="P9"><text:span text:style-name="Strong_20_Emphasis"><text:span text:style-name="T15">Кластер</text:span></text:span><text:span text:style-name="Strong_20_Emphasis"><text:span text:style-name="T17"> </text:span></text:span><text:span text:style-name="Strong_20_Emphasis"><text:span text:style-name="T5">— </text:span></text:span><text:span text:style-name="Strong_20_Emphasis"><text:span text:style-name="T18">Крупная </text:span></text:span><text:span text:style-name="Strong_20_Emphasis"><text:span text:style-name="T19">городская </text:span></text:span><text:span text:style-name="Strong_20_Emphasis"><text:span text:style-name="T18">структура, объединяющая несколько мегабашен, платформ, жилых и промышленных зон под единым управлением. </text:span></text:span><text:span text:style-name="Strong_20_Emphasis"><text:span text:style-name="T20">Различают </text:span></text:span><text:span text:style-name="Strong_20_Emphasis"><text:span text:style-name="T18">з</text:span></text:span><text:span text:style-name="Strong_20_Emphasis"><text:span text:style-name="T8">амкнутый кластер (гермокластер) </text:span></text:span><text:span text:style-name="Strong_20_Emphasis"><text:span text:style-name="T5">—</text:span></text:span><text:span text:style-name="Strong_20_Emphasis"><text:span text:style-name="T8"> </text:span></text:span><text:span text:style-name="Strong_20_Emphasis"><text:span text:style-name="T18">полностью изолирован от внешней среды, с контролируемым климатом и ограниченным доступом; </text:span></text:span><text:span text:style-name="Strong_20_Emphasis"><text:span text:style-name="T21">о</text:span></text:span><text:span text:style-name="Strong_20_Emphasis"><text:span text:style-name="T18">ткрытый </text:span></text:span><text:span text:style-name="Strong_20_Emphasis"><text:span text:style-name="T17">кластер (-район, </text:span></text:span><text:span text:style-name="Strong_20_Emphasis"><text:span text:style-name="T18">свободная зона) </text:span></text:span><text:span text:style-name="Strong_20_Emphasis"><text:span text:style-name="T5">— </text:span></text:span><text:span text:style-name="Strong_20_Emphasis"><text:span text:style-name="T18">территория за пределами гермокластеров — старые жилые кварталы и промышленные районы с высокой внешней экспозицией, частично заброшенные и слабо контролируемые</text:span></text:span><text:span text:style-name="Strong_20_Emphasis"><text:span text:style-name="T22">.</text:span></text:span></text:p>
      <text:p text:style-name="P6"><text:span text:style-name="Strong_20_Emphasis"><text:span text:style-name="T5">Когнитивная кинетика — </text:span></text:span><text:span text:style-name="Strong_20_Emphasis"><text:span text:style-name="T8">о</text:span></text:span><text:span text:style-name="T5">трасль научных исследований и практических технологий, изучающая динамику процессов восприятия, обработки и трансформации когнитивных состояний человека в реальном времени. Включает методы измерения, анализа и управления изменениями сознания, внимания и эмоционального фона для повышения эффективности взаимодействия с нейроинтерфейсами, дополненной реальностью и системами искусственного интеллекта. </text:span></text:p>
      <text:p text:style-name="P10"><text:span text:style-name="T2">Когнитивная реальность (CR, Cognitive Reality) </text:span><text:span text:style-name="Strong_20_Emphasis"><text:span text:style-name="T5">—</text:span></text:span><text:span text:style-name="T2"> </text:span><text:span text:style-name="T23">п</text:span><text:span text:style-name="T5">одуровень Синаспейса, отвечающий </text:span><text:span text:style-name="T8">за </text:span><text:span text:style-name="Strong_20_Emphasis"><text:span text:style-name="T8">мягкое управление мышлением, памятью, вниманием и ассоциативными паттернами</text:span></text:span><text:span text:style-name="T8">. </text:span><text:span text:style-name="T5">Служит базой для навигации в Синореальности, позволяет структурировать восприятие и поведение в зависимости от роли, статуса и контекста. CR может быть персонализирован, ограничен политикой доступа или модифицирован ЭФМ (этическим фильтром).</text:span></text:p>
      <text:p text:style-name="P11"><text:span text:style-name="T2">Когнитивная эра</text:span> <text:span text:style-name="Strong_20_Emphasis"><text:span text:style-name="T5">— </text:span></text:span>Период новейшей истории, начавшийся после внедрения нейроинтерфейса <text:span text:style-name="Strong_20_Emphasis">Synasync</text:span> и <text:span text:style-name="T24">построения</text:span> <text:span text:style-name="Strong_20_Emphasis">Синаспейса</text:span><text:span text:style-name="Strong_20_Emphasis"><text:span text:style-name="T1">.</text:span></text:span> Когнитивная эра ознаменовала переход от оперирования информацией к управлению вниманием, мышлением и восприятием.</text:p>
      <text:p text:style-name="P11">Характеризуется отказом от индивидуального мышления в пользу процесса-конформного поведения, доминированием протокольных когнито-практик, автоматизацией эмоционального и социального интеллекта, а также стандартизацией креативности через модули когнитивной инженерии.</text:p>
      <text:p text:style-name="P12"><text:span text:style-name="Strong_20_Emphasis"><text:span text:style-name="T5">Мегабашня </text:span></text:span><text:span text:style-name="Strong_20_Emphasis"><text:span text:style-name="T8">— Основная вертикальная структура в кластере — гигантское многофункциональное здание, постепенно надстраиваемое новыми ярусами и уровнями.</text:span></text:span></text:p>
      <text:p text:style-name="P6"><text:span text:style-name="Strong_20_Emphasis">Переходные </text:span><text:span text:style-name="Strong_20_Emphasis"><text:span text:style-name="T25">области</text:span></text:span> — нестабильные территории на границах между основными политическими и экономическими <text:span text:style-name="T26">зонами</text:span>, где сохраняются «луддиты» — люди, сознательно отказывающиеся от подключения к Синасинк.</text:p>
      <text:p text:style-name="P6"><text:span text:style-name="T2">Пинг </text:span><text:span text:style-name="T27">(ping)</text:span><text:span text:style-name="T28"> </text:span>— короткое системное <text:span text:style-name="T29">диагностическое </text:span>сообщение, <text:span text:style-name="T29">проверка связи.</text:span></text:p>
      <text:p text:style-name="P13"><text:span text:style-name="Strong_20_Emphasis"><text:span text:style-name="T30">Рейткоин, R-coin, РК — </text:span></text:span><text:span text:style-name="Strong_20_Emphasis"><text:span text:style-name="T31">Репутационная, </text:span></text:span><text:span text:style-name="T30">цифровая валюта, основанная на социальном рейтинге, оценках </text:span><text:span text:style-name="T32">когнитивных и </text:span><text:span text:style-name="T30">эмпатических взаимодействий через Синасинк, </text:span>заменяющая традиционные деньги в большинстве сфер жизни.</text:p>
      <text:p text:style-name="P13"><text:span text:style-name="Strong_20_Emphasis">Сейфток (Safetalk)</text:span> — <text:span text:style-name="T33">общее название кластера </text:span>обязательны<text:span text:style-name="T33">х</text:span> к посещению воркшоп<text:span text:style-name="T33">ов</text:span> по корпоративной безопасности.</text:p>
      <text:p text:style-name="P14"><text:soft-page-break/><text:span text:style-name="T2">Синаптическая безопасность (Synaptic Hygiene)</text:span> — курс основ безопасности при работе с Синореальностью. <text:s/></text:p>
      <text:p text:style-name="P13"><text:span text:style-name="Strong_20_Emphasis"><text:span text:style-name="T33">Синасинк (Synasync, Синк, Синка)</text:span></text:span><text:span text:style-name="T33"> — нейроинтерфейс нового поколения, позволяет</text:span> подключаться к цифровым средам, <text:span text:style-name="T34">и</text:span>спользует зрительный, слуховой и когнитивный каналы для синхронного обмена информацией, эмоциями и действиями с устройствами, сервисами и другими людьми.</text:p>
      <text:p text:style-name="P13">Служит ядром для всех последующих уровней цифровой среды: Синаспейса, Синаскейпа и Синореальности. </text:p>
      <text:p text:style-name="P15"><text:span text:style-name="T35">Согласно С</text:span>тать<text:span text:style-name="T35">е</text:span> 30.1 (дополнение к Всеобщей декларации прав человека, редакция 2046 г.) <text:span text:style-name="T35">Синасинк о</text:span>бязателен для всех граждан, объявлен базовым правом и обязанностью:</text:p>
      <text:p text:style-name="P16">Каждый человек имеет неотъемлемое право на безопасное, бесперебойное и этически регулируемое подключение к системе Synasync в целях доступа к информации, получения образования, сохранения психоэмоционального благополучия, участия в цифровой демократии и построения гармоничного сообщества будущего. </text:p>
      <text:p text:style-name="P17"><text:span text:style-name="Strong_20_Emphasis">Синаскейп (Synascape) — </text:span><text:span text:style-name="Strong_20_Emphasis"><text:span text:style-name="T36">о</text:span></text:span><text:span text:style-name="Emphasis"><text:span text:style-name="T37">фициальная архитектура интеграции всех компонентов Синаспейса на уровне государства, корпораций и пользователей. Определяет стандарты синхронизации данных, этической фильтрации, безопасности и совместной эмпатии (см. UTI-108.4, 2042).<text:line-break/>Представляет собой нормативно утверждённую «надстройку» над Синаспейсом — включает регламенты доступа, протоколы когнитивного обмена, уровни доверия и прозрачности. </text:span></text:span></text:p>
      <text:p text:style-name="P18"><text:span text:style-name="Strong_20_Emphasis">Синаспейс</text:span> — <text:span text:style-name="Emphasis"><text:span text:style-name="T2">от Synasync + space (пространство)</text:span></text:span><text:span text:style-name="Emphasis"> — </text:span>общее название цифровой среды когнитивного взаимодействия между человеком и системами.<text:span text:style-name="T38"> </text:span>Обволакивающее, настраиваемое и интерактивное инфопространство, возникшее из слияния нейроинтерфейса Синасинк с вычислительными мощностями, сетевыми узлами и сенсорными данными.</text:p>
      <text:p text:style-name="P17">В Синаспейсе происходят все повседневные действия: от общения и работы до сна и обучения.</text:p>
      <text:p text:style-name="P17">Он не делится на AR, VR,<text:span text:style-name="T39"> </text:span><text:span text:style-name="T40">С</text:span><text:span text:style-name="T41">R</text:span><text:span text:style-name="T39"> </text:span>— ты всегда в нём, и он всегда подстраивается под твои потребности, настроение и когнитивную нагрузку.</text:p>
      <text:p text:style-name="P19"><text:span text:style-name="Strong_20_Emphasis">Синкаст</text:span> <text:span text:style-name="Emphasis">(SynCast, Синакаст),</text:span> <text:span text:style-name="T42">сущ. — п</text:span>ередача (вещание, трансляция) визуального, аудиального или когнитивного контента непосредственно в Синасинк™ (С)инореальность. Может включать как стандартные инфопотоки (новости, корпоративные обращения, развлекательный контент), так и неофициальные, подпольные или персональные вещания.</text:p>
      <text:p text:style-name="Text_20_body">Синкасты воспринимаются напрямую в когнитивном интерфейсе, минуя традиционные органы чувств, и могут варьироваться по степени погружения — от поверхностных до полной синестетической иммерсии. Регулируются Советом Перцепции, но в даркфрейме существует развёрнутая культура нелегальных синкастов.</text:p>
      <text:p text:style-name="P20"><text:span text:style-name="Strong_20_Emphasis"><text:span text:style-name="T43">(С)инореальность</text:span></text:span><text:span text:style-name="T44"> </text:span><text:span text:style-name="T45">(</text:span><text:span text:style-name="T46">синоральность, </text:span><text:span text:style-name="T45">синареал, </text:span><text:span text:style-name="T47">(C)inoreality</text:span><text:span text:style-name="T45">)</text:span><text:span text:style-name="T48"> </text:span><text:span text:style-name="T49">— </text:span><text:span text:style-name="T14">патентованная когнитивная среда, предоставляемая корпорацией Synasync. Охватывает сенсорную, ментальную и эмоциональную сферу гражданина, полностью заменяя необходимость в традиционном восприятии физического мира.<text:line-break/></text:span><text:soft-page-break/><text:span text:style-name="T14">В официальной латинской транслитерации — </text:span><text:span text:style-name="T50">(</text:span><text:span text:style-name="Emphasis"><text:span text:style-name="T14">C</text:span></text:span><text:span text:style-name="Emphasis"><text:span text:style-name="T50">)</text:span></text:span><text:span text:style-name="Emphasis"><text:span text:style-name="T14">inoreality™</text:span></text:span><text:span text:style-name="T14">.<text:line-break/>В обиходе часто сокращается до </text:span><text:span text:style-name="Strong_20_Emphasis"><text:span text:style-name="T14">инореальности</text:span></text:span><text:span text:style-name="T14">. </text:span></text:p>
      <text:p text:style-name="P21"><text:span text:style-name="T51">Э</text:span>то не один из видов реальности, а совокупность всех, в которых ты живёшь. Она формируется в режиме реального времени на основе твоего местоположения, нейроактивности, социального статуса, эмоционального фона и задач.</text:p>
      <text:p text:style-name="P20"><text:span text:style-name="T14">AR, VR и ER больше не различаются — ты просто </text:span><text:span text:style-name="Emphasis"><text:span text:style-name="T14">видишь</text:span></text:span><text:span text:style-name="T14">, </text:span><text:span text:style-name="Emphasis"><text:span text:style-name="T14">чувствуешь</text:span></text:span><text:span text:style-name="T14"> и </text:span><text:span text:style-name="Emphasis"><text:span text:style-name="T14">действуешь</text:span></text:span><text:span text:style-name="T14"> в едином континууме — </text:span><text:span text:style-name="T52">CR</text:span><text:span text:style-name="T14">. Физический мир — один из слоёв. Другие — настроены под тебя или твой кластер.</text:span></text:p>
      <text:p text:style-name="P22"><text:span text:style-name="T53">Инореальность (</text:span><text:span text:style-name="T54">inoreality, Inoreal</text:span><text:span text:style-name="T53">) происх. от </text:span><text:span text:style-name="Emphasis"><text:span text:style-name="T55">internal</text:span></text:span><text:span text:style-name="T55">, </text:span><text:span text:style-name="Emphasis"><text:span text:style-name="T55">inner</text:span></text:span><text:span text:style-name="T55">, </text:span><text:span text:style-name="Emphasis"><text:span text:style-name="T55">immersive</text:span></text:span><text:span text:style-name="T55"> + </text:span><text:span text:style-name="Emphasis"><text:span text:style-name="T55">реальность</text:span></text:span><text:span text:style-name="T14"> — неофициальный, философский,</text:span><text:span text:style-name="T56"> </text:span><text:span text:style-name="T14">пользовательский термин </text:span><text:span text:style-name="T56">синоним </text:span><text:span text:style-name="T57">(</text:span><text:span text:style-name="T56">С</text:span><text:span text:style-name="T57">)</text:span><text:span text:style-name="T56">инореальности.</text:span></text:p>
      <text:p text:style-name="Text_20_body"><text:span text:style-name="Strong_20_Emphasis">«Снип</text:span><text:span text:style-name="Strong_20_Emphasis"><text:span text:style-name="T58">ы</text:span></text:span><text:span text:style-name="Strong_20_Emphasis">» (snips)</text:span> — короткие отрывки, фрагменты, кусочки информации <text:span text:style-name="T59">в любом формате.</text:span> <text:s/><text:span text:style-name="T59">Б</text:span>ыстр<text:span text:style-name="T59">ый</text:span> контент, который легко <text:span text:style-name="T59">потребить.</text:span></text:p>
      <text:p text:style-name="P23"><text:span text:style-name="Strong_20_Emphasis"><text:span text:style-name="T2">Тактинг</text:span></text:span><text:span text:style-name="Strong_20_Emphasis"><text:span text:style-name="T1"> — </text:span></text:span><text:span text:style-name="Emphasis"><text:span text:style-name="T1">от англ. tactile (осязательный) + уничижительное искажение</text:span></text:span><text:span text:style-name="Strong_20_Emphasis"><text:span text:style-name="T1"><text:line-break/>Жаргонно-вульгарный термин для обозначения физического, </text:span></text:span><text:span text:style-name="Strong_20_Emphasis"><text:span text:style-name="T60">часто </text:span></text:span><text:span text:style-name="Strong_20_Emphasis"><text:span text:style-name="T1">сексуального, акта между людьми. В культуре, где почти вся интимность перенесена в когнитивную и нейросенсорную плоскость, слово несёт негативную, почти табуированную окраску. Часто используется в ироничных, осуждающих или панибратских контекстах. </text:span></text:span></text:p>
      <text:p text:style-name="Text_20_body"><text:span text:style-name="Strong_20_Emphasis">Трансуральский пояс</text:span> — приграничный регион бывшей России, характеризующийся повышенной милитаризацией, конфликтами между кластерами и статусом зоны повышенного риска и контроля.</text:p>
      <text:p text:style-name="Text_20_body"><text:span text:style-name="Strong_20_Emphasis"><text:span text:style-name="T61">Траллить</text:span></text:span><text:span text:style-name="T1"> </text:span><text:span text:style-name="Emphasis"><text:span text:style-name="T2">(глагол)</text:span></text:span><text:span text:style-name="Emphasis"><text:span text:style-name="T1"> — </text:span></text:span><text:span text:style-name="Strong_20_Emphasis"><text:span text:style-name="T1">поддевать, насмешничать, имитировать сарказм или иронию (в CR или голосом). Может включать сознательное «забрасывание» провокационных фраз, как в старом сетевом троллинге, но адаптировано к нейро-реалиям.</text:span></text:span></text:p>
      <text:p text:style-name="P24"><text:span text:style-name="Strong_20_Emphasis"><text:span text:style-name="T2">Физит</text:span></text:span><text:span text:style-name="Strong_20_Emphasis"><text:span text:style-name="T1"> </text:span></text:span><text:span text:style-name="Strong_20_Emphasis"><text:span text:style-name="Emphasis"><text:span text:style-name="T2">от англ. visit → физит (с искажением в сторону физического)</text:span></text:span></text:span><text:span text:style-name="Strong_20_Emphasis"><text:span text:style-name="T1"><text:line-break/>Физическое посещение или присутствие в оффлайн-пространстве. Используется исключительно для подчёркивания реального, телесного визита, в противоположность повсеместному виртуальному участию через Синаспейс. </text:span></text:span></text:p>
      <text:p text:style-name="P25"><text:span text:style-name="Strong_20_Emphasis">Флексвей</text:span><text:span text:style-name="Strong_20_Emphasis"><text:span text:style-name="T1"> </text:span></text:span><text:span text:style-name="Strong_20_Emphasis"><text:span text:style-name="T62">(простореч. Флекс)</text:span></text:span><text:span text:style-name="Strong_20_Emphasis"><text:span text:style-name="T63"> </text:span></text:span><text:span text:style-name="Strong_20_Emphasis"><text:span text:style-name="T1">— многофункциональная модульная транспортная система, основанная на автономных капсулах-шаттлах, способных динамично формировать составы и изменять маршруты в реальном времени. Используется для перевозки групп пассажиров как внутри мегабашен и кластеров, так и между ними. Обеспечивает высокую скорость, гибкость и точность перемещений в условиях плотной городской застройки и социального контроля. Интегрирована с нейроинтерфейсами и городской инфраструктурой, заменяя классические виды общественного транспорта.</text:span></text:span></text:p>
      <text:p text:style-name="P26"><text:span text:style-name="Strong_20_Emphasis"><text:span text:style-name="T64">Флукт</text:span></text:span><text:span text:style-name="Strong_20_Emphasis"><text:span text:style-name="T65"> </text:span></text:span><text:span text:style-name="Emphasis"><text:span text:style-name="T65">—</text:span></text:span><text:span text:style-name="Strong_20_Emphasis"><text:span text:style-name="T65"> к</text:span></text:span><text:span text:style-name="Strong_20_Emphasis"><text:span text:style-name="T66">раткое взаимодействие </text:span></text:span><text:span text:style-name="Strong_20_Emphasis"><text:span text:style-name="T67">а</text:span></text:span><text:span text:style-name="Strong_20_Emphasis"><text:span text:style-name="T66">ктора с Синаспейсом, например, публикация </text:span></text:span><text:span text:style-name="Strong_20_Emphasis"><text:span text:style-name="T68">снипк</text:span></text:span><text:span text:style-name="Strong_20_Emphasis"><text:span text:style-name="T65">а</text:span></text:span><text:span text:style-name="Strong_20_Emphasis"><text:span text:style-name="T66">.</text:span></text:span></text:p>
      <text:p text:style-name="P27"><text:span text:style-name="Strong_20_Emphasis"><text:span text:style-name="T69">Хаб</text:span></text:span><text:span text:style-name="Strong_20_Emphasis"><text:span text:style-name="T70"> </text:span></text:span><text:span text:style-name="Emphasis"><text:span text:style-name="T65">—</text:span></text:span><text:span text:style-name="Strong_20_Emphasis"><text:span text:style-name="T70"> Компактное жилое и, </text:span></text:span><text:span text:style-name="Strong_20_Emphasis"><text:span text:style-name="T71">и</text:span></text:span><text:span text:style-name="Strong_20_Emphasis"><text:span text:style-name="T70">ли рабочее пространство — от индивидуального </text:span></text:span><text:span text:style-name="Strong_20_Emphasis"><text:span text:style-name="T72">сино</text:span></text:span><text:span text:style-name="Strong_20_Emphasis"><text:span text:style-name="T70">капсульного блока до офисного модуля. </text:span></text:span></text:p>
      <text:p text:style-name="P24"><text:span text:style-name="Strong_20_Emphasis">Чар (Char) — </text:span><text:span text:style-name="Strong_20_Emphasis"><text:span text:style-name="T6">к</text:span></text:span>раткая форма от «Чарактер», нейтральное и удобное обращение к личности или аватару в цифровом и реальном мире антиутопии. Используется как повседневное обращение, подчеркивая абстрактность и универсальность идентичности. </text:p>
      <text:p text:style-name="Text_20_body"><text:soft-page-break/><text:span text:style-name="Strong_20_Emphasis">Чарактер (Character)</text:span> — нейтральное обозначение личности или идентификатора пользователя в виртуальной и реальной среде. Часто используется как синоним «персоны» или «образа» в системе, подчёркивая формальный, абстрактный характер присутствия в цифровом пространстве. </text:p>
      <text:p text:style-name="P28"><text:span text:style-name="Strong_20_Emphasis">Эмпаметр</text:span> — встроенный модуль в интерфейсе Синасинка, визуализирующий текущее психоэмоциональное состояние пользователя.<text:line-break/></text:p>
      <text:p text:style-name="P28">Может отображаться в виде пиктограммы (смайлика), цветовой шкалы, анимации или даже фона цифрового аватара.<text:line-break/></text:p>
      <text:p text:style-name="P28">Используется для тонкой настройки общения, адаптации контента, профилактики стрессов и оценки социальной совместимости. </text:p>
      <text:p text:style-name="Standard"/>
      <text:p text:style-name="Standard"><text:span text:style-name="Strong_20_Emphasis">Эмпаметрика</text:span> — система показателей, фиксирующая и анализирующая <text:span text:style-name="T73">когнитивные </text:span>паттерны актора в режиме реального времени. Используется для оценки лояльности, вовлечённости и соответствия <text:span text:style-name="T73">социальным</text:span> ценностям. Результаты эмпаметрики транслируются в дефрейм и Синасинк в виде цветовых маркеров, графиков и эмодзи-откликов.</text:p>
      <text:p text:style-name="Standard"/>
      <text:p text:style-name="P6"><text:span text:style-name="Strong_20_Emphasis">Эмпатический шаблон</text:span> — персональные настройки восприятия и эмоциональной синхронизации через Синасинк, которые формируют уникальный эмоциональный отклик и комфорт пользователя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1T12:20:03.344360600</meta:creation-date>
    <dc:date>2025-09-10T15:28:56.637368900</dc:date>
    <meta:editing-duration>PT19H54M48S</meta:editing-duration>
    <meta:editing-cycles>64</meta:editing-cycles>
    <meta:generator>LibreOffice/25.2.5.2$Windows_X86_64 LibreOffice_project/03d19516eb2e1dd5d4ccd751a0d6f35f35e08022</meta:generator>
    <meta:document-statistic meta:table-count="0" meta:image-count="0" meta:object-count="0" meta:page-count="5" meta:paragraph-count="50" meta:word-count="1394" meta:character-count="12472" meta:non-whitespace-character-count="11050"/>
  </office:meta>
</office:document-meta>
</file>